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1.97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3.517cm"/>
    </style:style>
    <style:style style:name="co7" style:family="table-column">
      <style:table-column-properties fo:break-before="auto" style:column-width="3.392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shapes>
          <draw:frame draw:z-index="0" draw:style-name="gr1" draw:text-style-name="P1" svg:width="20.175cm" svg:height="12.751cm" svg:x="33.619cm" svg:y="0.129cm">
            <draw:object draw:notify-on-update-of-ranges="Calibration.A1:Calibration.A1 Calibration.A6:Calibration.A20 Calibration.F1:Calibration.F1 Calibration.F6:Calibration.F20 Calibration.A1:Calibration.A1 Calibration.A6:Calibration.A20 Calibration.G1:Calibration.G1 Calibration.G6:Calibration.G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667cm" svg:height="17.812cm" svg:x="1.511cm" svg:y="10.7cm">
            <draw:object draw:notify-on-update-of-ranges="Calibration.A1:Calibration.A1 Calibration.A14:Calibration.A20 Calibration.F1:Calibration.F1 Calibration.F14:Calibration.F20 Calibration.A1:Calibration.A1 Calibration.A14:Calibration.A20 Calibration.G1:Calibration.G1 Calibration.G14:Calibration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req MHz</text:p>
          </table:table-cell>
          <table:table-cell office:value-type="string" calcext:value-type="string">
            <text:p>Cal High dBm</text:p>
          </table:table-cell>
          <table:table-cell office:value-type="string" calcext:value-type="string">
            <text:p>Cal Low dBm</text:p>
          </table:table-cell>
          <table:table-cell office:value-type="string" calcext:value-type="string">
            <text:p>High Code</text:p>
          </table:table-cell>
          <table:table-cell office:value-type="string" calcext:value-type="string">
            <text:p>Low Code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CalQuality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300" calcext:value-type="float">
            <text:p>1300</text:p>
          </table:table-cell>
          <table:table-cell office:value-type="float" office:value="2900" calcext:value-type="float">
            <text:p>2900</text:p>
          </table:table-cell>
          <table:table-cell office:value-type="float" office:value="-40" calcext:value-type="float">
            <text:p>-4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data sheet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a sheet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200" calcext:value-type="float">
            <text:p>1200</text:p>
          </table:table-cell>
          <table:table-cell office:value-type="float" office:value="2800" calcext:value-type="float">
            <text:p>280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a sheet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300" calcext:value-type="float">
            <text:p>1300</text:p>
          </table:table-cell>
          <table:table-cell office:value-type="float" office:value="3500" calcext:value-type="float">
            <text:p>3500</text:p>
          </table:table-cell>
          <table:table-cell office:value-type="float" office:value="-55" calcext:value-type="float">
            <text:p>-55</text:p>
          </table:table-cell>
          <table:table-cell office:value-type="float" office:value="13.6363636363636" calcext:value-type="float">
            <text:p>13.6363636363636</text:p>
          </table:table-cell>
          <table:table-cell office:value-type="string" calcext:value-type="string">
            <text:p>nanoV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1638" calcext:value-type="float">
            <text:p>1638</text:p>
          </table:table-cell>
          <table:table-cell office:value-type="float" office:value="2824" calcext:value-type="float">
            <text:p>2824</text:p>
          </table:table-cell>
          <table:table-cell office:value-type="float" office:value="-39.5333333333333" calcext:value-type="float">
            <text:p>-39.5333333333333</text:p>
          </table:table-cell>
          <table:table-cell office:value-type="float" office:value="25.433389544688" calcext:value-type="float">
            <text:p>25.433389544688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4.78" calcext:value-type="float">
            <text:p>-14.78</text:p>
          </table:table-cell>
          <table:table-cell office:value-type="float" office:value="-44.7" calcext:value-type="float">
            <text:p>-44.7</text:p>
          </table:table-cell>
          <table:table-cell office:value-type="float" office:value="1904" calcext:value-type="float">
            <text:p>1904</text:p>
          </table:table-cell>
          <table:table-cell office:value-type="float" office:value="3132" calcext:value-type="float">
            <text:p>3132</text:p>
          </table:table-cell>
          <table:table-cell office:value-type="float" office:value="-41.0427807486631" calcext:value-type="float">
            <text:p>-41.0427807486631</text:p>
          </table:table-cell>
          <table:table-cell office:value-type="float" office:value="31.6106188925081" calcext:value-type="float">
            <text:p>31.6106188925081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9.51" calcext:value-type="float">
            <text:p>-19.51</text:p>
          </table:table-cell>
          <table:table-cell office:value-type="float" office:value="-49.51" calcext:value-type="float">
            <text:p>-49.51</text:p>
          </table:table-cell>
          <table:table-cell office:value-type="float" office:value="1782" calcext:value-type="float">
            <text:p>1782</text:p>
          </table:table-cell>
          <table:table-cell office:value-type="float" office:value="2964" calcext:value-type="float">
            <text:p>2964</text:p>
          </table:table-cell>
          <table:table-cell office:value-type="float" office:value="-39.4" calcext:value-type="float">
            <text:p>-39.4</text:p>
          </table:table-cell>
          <table:table-cell office:value-type="float" office:value="25.7184263959391" calcext:value-type="float">
            <text:p>25.7184263959391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9.53" calcext:value-type="float">
            <text:p>-9.53</text:p>
          </table:table-cell>
          <table:table-cell office:value-type="float" office:value="-49.53" calcext:value-type="float">
            <text:p>-49.53</text:p>
          </table:table-cell>
          <table:table-cell office:value-type="float" office:value="1361" calcext:value-type="float">
            <text:p>1361</text:p>
          </table:table-cell>
          <table:table-cell office:value-type="float" office:value="2963" calcext:value-type="float">
            <text:p>2963</text:p>
          </table:table-cell>
          <table:table-cell office:value-type="float" office:value="-40.05" calcext:value-type="float">
            <text:p>-40.05</text:p>
          </table:table-cell>
          <table:table-cell office:value-type="float" office:value="24.4525218476904" calcext:value-type="float">
            <text:p>24.4525218476904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9.49" calcext:value-type="float">
            <text:p>-9.49</text:p>
          </table:table-cell>
          <table:table-cell office:value-type="float" office:value="-49.49" calcext:value-type="float">
            <text:p>-49.49</text:p>
          </table:table-cell>
          <table:table-cell office:value-type="float" office:value="1359" calcext:value-type="float">
            <text:p>1359</text:p>
          </table:table-cell>
          <table:table-cell office:value-type="float" office:value="2958" calcext:value-type="float">
            <text:p>2958</text:p>
          </table:table-cell>
          <table:table-cell office:value-type="float" office:value="-39.975" calcext:value-type="float">
            <text:p>-39.975</text:p>
          </table:table-cell>
          <table:table-cell office:value-type="float" office:value="24.5062476547842" calcext:value-type="float">
            <text:p>24.5062476547842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9.53" calcext:value-type="float">
            <text:p>-9.53</text:p>
          </table:table-cell>
          <table:table-cell office:value-type="float" office:value="-49.53" calcext:value-type="float">
            <text:p>-49.53</text:p>
          </table:table-cell>
          <table:table-cell office:value-type="float" office:value="1358" calcext:value-type="float">
            <text:p>1358</text:p>
          </table:table-cell>
          <table:table-cell office:value-type="float" office:value="2959" calcext:value-type="float">
            <text:p>2959</text:p>
          </table:table-cell>
          <table:table-cell office:value-type="float" office:value="-40.025" calcext:value-type="float">
            <text:p>-40.025</text:p>
          </table:table-cell>
          <table:table-cell office:value-type="float" office:value="24.3987945034354" calcext:value-type="float">
            <text:p>24.3987945034354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9.47" calcext:value-type="float">
            <text:p>-9.47</text:p>
          </table:table-cell>
          <table:table-cell office:value-type="float" office:value="-49.47" calcext:value-type="float">
            <text:p>-49.47</text:p>
          </table:table-cell>
          <table:table-cell office:value-type="float" office:value="1347" calcext:value-type="float">
            <text:p>1347</text:p>
          </table:table-cell>
          <table:table-cell office:value-type="float" office:value="2935" calcext:value-type="float">
            <text:p>2935</text:p>
          </table:table-cell>
          <table:table-cell office:value-type="float" office:value="-39.7" calcext:value-type="float">
            <text:p>-39.7</text:p>
          </table:table-cell>
          <table:table-cell office:value-type="float" office:value="24.4594710327456" calcext:value-type="float">
            <text:p>24.4594710327456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9.56" calcext:value-type="float">
            <text:p>-9.56</text:p>
          </table:table-cell>
          <table:table-cell office:value-type="float" office:value="-49.56" calcext:value-type="float">
            <text:p>-49.56</text:p>
          </table:table-cell>
          <table:table-cell office:value-type="float" office:value="1346" calcext:value-type="float">
            <text:p>1346</text:p>
          </table:table-cell>
          <table:table-cell office:value-type="float" office:value="2937" calcext:value-type="float">
            <text:p>2937</text:p>
          </table:table-cell>
          <table:table-cell office:value-type="float" office:value="-39.775" calcext:value-type="float">
            <text:p>-39.775</text:p>
          </table:table-cell>
          <table:table-cell office:value-type="float" office:value="24.2803519798869" calcext:value-type="float">
            <text:p>24.2803519798869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9.68" calcext:value-type="float">
            <text:p>-9.68</text:p>
          </table:table-cell>
          <table:table-cell office:value-type="float" office:value="-49.68" calcext:value-type="float">
            <text:p>-49.68</text:p>
          </table:table-cell>
          <table:table-cell office:value-type="float" office:value="1332" calcext:value-type="float">
            <text:p>1332</text:p>
          </table:table-cell>
          <table:table-cell office:value-type="float" office:value="2922" calcext:value-type="float">
            <text:p>2922</text:p>
          </table:table-cell>
          <table:table-cell office:value-type="float" office:value="-39.75" calcext:value-type="float">
            <text:p>-39.75</text:p>
          </table:table-cell>
          <table:table-cell office:value-type="float" office:value="23.8294339622642" calcext:value-type="float">
            <text:p>23.8294339622642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9.48" calcext:value-type="float">
            <text:p>-9.48</text:p>
          </table:table-cell>
          <table:table-cell office:value-type="float" office:value="-49.48" calcext:value-type="float">
            <text:p>-49.48</text:p>
          </table:table-cell>
          <table:table-cell office:value-type="float" office:value="1314" calcext:value-type="float">
            <text:p>1314</text:p>
          </table:table-cell>
          <table:table-cell office:value-type="float" office:value="2901" calcext:value-type="float">
            <text:p>2901</text:p>
          </table:table-cell>
          <table:table-cell office:value-type="float" office:value="-39.675" calcext:value-type="float">
            <text:p>-39.675</text:p>
          </table:table-cell>
          <table:table-cell office:value-type="float" office:value="23.6390926275992" calcext:value-type="float">
            <text:p>23.6390926275992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9.3" calcext:value-type="float">
            <text:p>-9.3</text:p>
          </table:table-cell>
          <table:table-cell office:value-type="float" office:value="-49.3" calcext:value-type="float">
            <text:p>-49.3</text:p>
          </table:table-cell>
          <table:table-cell office:value-type="float" office:value="1298" calcext:value-type="float">
            <text:p>1298</text:p>
          </table:table-cell>
          <table:table-cell office:value-type="float" office:value="2895" calcext:value-type="float">
            <text:p>2895</text:p>
          </table:table-cell>
          <table:table-cell office:value-type="float" office:value="-39.925" calcext:value-type="float">
            <text:p>-39.925</text:p>
          </table:table-cell>
          <table:table-cell office:value-type="float" office:value="23.2109580463369" calcext:value-type="float">
            <text:p>23.2109580463369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9.14" calcext:value-type="float">
            <text:p>-9.14</text:p>
          </table:table-cell>
          <table:table-cell office:value-type="float" office:value="-49.14" calcext:value-type="float">
            <text:p>-49.14</text:p>
          </table:table-cell>
          <table:table-cell office:value-type="float" office:value="1287" calcext:value-type="float">
            <text:p>1287</text:p>
          </table:table-cell>
          <table:table-cell office:value-type="float" office:value="2887" calcext:value-type="float">
            <text:p>2887</text:p>
          </table:table-cell>
          <table:table-cell office:value-type="float" office:value="-40" calcext:value-type="float">
            <text:p>-40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9.4" calcext:value-type="float">
            <text:p>-9.4</text:p>
          </table:table-cell>
          <table:table-cell office:value-type="float" office:value="-49.4" calcext:value-type="float">
            <text:p>-49.4</text:p>
          </table:table-cell>
          <table:table-cell office:value-type="float" office:value="1287" calcext:value-type="float">
            <text:p>1287</text:p>
          </table:table-cell>
          <table:table-cell office:value-type="float" office:value="2893" calcext:value-type="float">
            <text:p>2893</text:p>
          </table:table-cell>
          <table:table-cell office:value-type="float" office:value="-40.15" calcext:value-type="float">
            <text:p>-40.15</text:p>
          </table:table-cell>
          <table:table-cell office:value-type="float" office:value="22.6547945205479" calcext:value-type="float">
            <text:p>22.6547945205479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9.92" calcext:value-type="float">
            <text:p>-9.92</text:p>
          </table:table-cell>
          <table:table-cell office:value-type="float" office:value="-49.92" calcext:value-type="float">
            <text:p>-49.92</text:p>
          </table:table-cell>
          <table:table-cell office:value-type="float" office:value="1289" calcext:value-type="float">
            <text:p>1289</text:p>
          </table:table-cell>
          <table:table-cell office:value-type="float" office:value="2901" calcext:value-type="float">
            <text:p>2901</text:p>
          </table:table-cell>
          <table:table-cell office:value-type="float" office:value="-40.3" calcext:value-type="float">
            <text:p>-40.3</text:p>
          </table:table-cell>
          <table:table-cell office:value-type="float" office:value="22.065111662531" calcext:value-type="float">
            <text:p>22.065111662531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9.51" calcext:value-type="float">
            <text:p>-9.51</text:p>
          </table:table-cell>
          <table:table-cell office:value-type="float" office:value="-49.51" calcext:value-type="float">
            <text:p>-49.51</text:p>
          </table:table-cell>
          <table:table-cell office:value-type="float" office:value="1263" calcext:value-type="float">
            <text:p>1263</text:p>
          </table:table-cell>
          <table:table-cell office:value-type="float" office:value="2882" calcext:value-type="float">
            <text:p>2882</text:p>
          </table:table-cell>
          <table:table-cell office:value-type="float" office:value="-40.475" calcext:value-type="float">
            <text:p>-40.475</text:p>
          </table:table-cell>
          <table:table-cell office:value-type="float" office:value="21.6944471896232" calcext:value-type="float">
            <text:p>21.6944471896232</text:p>
          </table:table-cell>
          <table:table-cell office:value-type="string" calcext:value-type="string">
            <text:p>HP44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4.74" calcext:value-type="float">
            <text:p>-14.74</text:p>
          </table:table-cell>
          <table:table-cell office:value-type="float" office:value="-34.74" calcext:value-type="float">
            <text:p>-34.74</text:p>
          </table:table-cell>
          <table:table-cell office:value-type="float" office:value="1332" calcext:value-type="float">
            <text:p>1332</text:p>
          </table:table-cell>
          <table:table-cell office:value-type="float" office:value="2150" calcext:value-type="float">
            <text:p>2150</text:p>
          </table:table-cell>
          <table:table-cell office:value-type="float" office:value="-40.9" calcext:value-type="float">
            <text:p>-40.9</text:p>
          </table:table-cell>
          <table:table-cell office:value-type="float" office:value="17.8272371638142" calcext:value-type="float">
            <text:p>17.82723716381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4T11:01:54.342864821</dc:date>
    <meta:editing-duration>PT10M</meta:editing-duration>
    <meta:editing-cycles>1</meta:editing-cycles>
    <meta:document-statistic meta:table-count="1" meta:cell-count="16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7e0021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83caff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76cm" svg:height="12.752cm" xlink:href=".." xlink:type="simple" chart:class="chart:scatter" chart:style-name="ch1">
        <chart:title svg:x="7.49cm" svg:y="0.391cm" chart:style-name="ch2">
          <text:p>Calibrated using HP4419</text:p>
        </chart:title>
        <chart:legend chart:legend-position="end" svg:x="16.066cm" svg:y="5.32cm" style:legend-expansion="high" chart:style-name="ch3"/>
        <chart:plot-area chart:style-name="ch4" table:cell-range-address="Calibration.A1:Calibration.A1 Calibration.A6:Calibration.A20 Calibration.F1:Calibration.G1 Calibration.F6:Calibration.G20" chart:data-source-has-labels="row" svg:x="0.403cm" svg:y="1.425cm" svg:width="15.26cm" svg:height="11.072cm">
          <chartooo:coordinate-region svg:x="0.768cm" svg:y="1.628cm" svg:width="13.813cm" svg:height="10.2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Calibration.F6:Calibration.F20" chart:label-cell-address="Calibration.F1:Calibration.F1" chart:class="chart:scatter">
            <chart:domain table:cell-range-address="Calibration.A6:Calibration.A20"/>
            <chart:regression-curve chart:style-name="ch10"/>
            <chart:data-point chart:repeated="15"/>
          </chart:series>
          <chart:series chart:attached-axis="primary-y" chart:style-name="ch11" chart:values-cell-range-address="Calibration.G6:Calibration.G20" chart:label-cell-address="Calibration.G1:Calibration.G1" chart:class="chart:scatter">
            <chart:regression-curve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pe</text:p>
                <draw:g>
                  <svg:desc>Calibration.F1:Calibration.F1</svg:desc>
                </draw:g>
              </table:table-cell>
              <table:table-cell office:value-type="string">
                <text:p>Intercept</text:p>
                <draw:g>
                  <svg:desc>Calibration.G1:Calibra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alibration.A6:Calibration.A20</svg:desc>
                </draw:g>
              </table:table-cell>
              <table:table-cell office:value-type="float" office:value="-39.5333333333333">
                <text:p>-39.5333333333333</text:p>
                <draw:g>
                  <svg:desc>Calibration.F6:Calibration.F20</svg:desc>
                </draw:g>
              </table:table-cell>
              <table:table-cell office:value-type="float" office:value="25.433389544688">
                <text:p>25.433389544688</text:p>
                <draw:g>
                  <svg:desc>Calibration.G6:Calibration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-41.0427807486631">
                <text:p>-41.0427807486631</text:p>
              </table:table-cell>
              <table:table-cell office:value-type="float" office:value="31.6106188925081">
                <text:p>31.6106188925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-39.4">
                <text:p>-39.4</text:p>
              </table:table-cell>
              <table:table-cell office:value-type="float" office:value="25.7184263959391">
                <text:p>25.7184263959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">
                <text:p>350</text:p>
              </table:table-cell>
              <table:table-cell office:value-type="float" office:value="-40.05">
                <text:p>-40.05</text:p>
              </table:table-cell>
              <table:table-cell office:value-type="float" office:value="24.4525218476904">
                <text:p>24.4525218476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-39.975">
                <text:p>-39.975</text:p>
              </table:table-cell>
              <table:table-cell office:value-type="float" office:value="24.5062476547842">
                <text:p>24.5062476547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">
                <text:p>550</text:p>
              </table:table-cell>
              <table:table-cell office:value-type="float" office:value="-40.025">
                <text:p>-40.025</text:p>
              </table:table-cell>
              <table:table-cell office:value-type="float" office:value="24.3987945034354">
                <text:p>24.3987945034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-39.7">
                <text:p>-39.7</text:p>
              </table:table-cell>
              <table:table-cell office:value-type="float" office:value="24.4594710327456">
                <text:p>24.4594710327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-39.775">
                <text:p>-39.775</text:p>
              </table:table-cell>
              <table:table-cell office:value-type="float" office:value="24.2803519798869">
                <text:p>24.2803519798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-39.75">
                <text:p>-39.75</text:p>
              </table:table-cell>
              <table:table-cell office:value-type="float" office:value="23.8294339622642">
                <text:p>23.8294339622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-39.675">
                <text:p>-39.675</text:p>
              </table:table-cell>
              <table:table-cell office:value-type="float" office:value="23.6390926275992">
                <text:p>23.6390926275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">
                <text:p>1050</text:p>
              </table:table-cell>
              <table:table-cell office:value-type="float" office:value="-39.925">
                <text:p>-39.925</text:p>
              </table:table-cell>
              <table:table-cell office:value-type="float" office:value="23.2109580463369">
                <text:p>23.2109580463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">
                <text:p>1150</text:p>
              </table:table-cell>
              <table:table-cell office:value-type="float" office:value="-40">
                <text:p>-40</text:p>
              </table:table-cell>
              <table:table-cell office:value-type="float" office:value="23.035">
                <text:p>23.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0">
                <text:p>1250</text:p>
              </table:table-cell>
              <table:table-cell office:value-type="float" office:value="-40.15">
                <text:p>-40.15</text:p>
              </table:table-cell>
              <table:table-cell office:value-type="float" office:value="22.6547945205479">
                <text:p>22.6547945205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0">
                <text:p>1350</text:p>
              </table:table-cell>
              <table:table-cell office:value-type="float" office:value="-40.3">
                <text:p>-40.3</text:p>
              </table:table-cell>
              <table:table-cell office:value-type="float" office:value="22.065111662531">
                <text:p>22.065111662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-40.475">
                <text:p>-40.475</text:p>
              </table:table-cell>
              <table:table-cell office:value-type="float" office:value="21.6944471896232">
                <text:p>21.6944471896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d7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1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4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100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8cm" svg:height="17.813cm" xlink:href=".." xlink:type="simple" chart:class="chart:scatter" chart:style-name="ch1">
        <chart:legend chart:legend-position="end" svg:x="16.849cm" svg:y="3.115cm" style:legend-expansion="custom" chartooo:width="5.88cm" chartooo:height="4.262cm" style:legend-expansion-aspect-ratio="1.37963397465978" chart:style-name="ch2"/>
        <chart:plot-area chart:style-name="ch3" table:cell-range-address="Calibration.A1:Calibration.A1 Calibration.A14:Calibration.A20 Calibration.F1:Calibration.G1 Calibration.F14:Calibration.G20" chart:data-source-has-labels="row" svg:x="0.633cm" svg:y="0.355cm" svg:width="30.591cm" svg:height="17.1cm">
          <chartooo:coordinate-region svg:x="1.286cm" svg:y="0.558cm" svg:width="28.856cm" svg:height="16.24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secondary-y" chart:style-name="ch9" chart:values-cell-range-address="Calibration.F14:Calibration.F20" chart:label-cell-address="Calibration.F1:Calibration.F1" chart:class="chart:scatter">
            <chart:domain table:cell-range-address="Calibration.A14:Calibration.A20"/>
            <chart:regression-curve chart:style-name="ch10"/>
            <chart:data-point chart:repeated="7"/>
          </chart:series>
          <chart:series chart:attached-axis="primary-y" chart:style-name="ch11" chart:values-cell-range-address="Calibration.G14:Calibration.G20" chart:label-cell-address="Calibration.G1:Calibration.G1" chart:class="chart:scatter">
            <chart:regression-curve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pe</text:p>
                <draw:g>
                  <svg:desc>Calibration.F1:Calibration.F1</svg:desc>
                </draw:g>
              </table:table-cell>
              <table:table-cell office:value-type="string">
                <text:p>Intercept</text:p>
                <draw:g>
                  <svg:desc>Calibration.G1:Calibra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  <draw:g>
                  <svg:desc>Calibration.A14:Calibration.A20</svg:desc>
                </draw:g>
              </table:table-cell>
              <table:table-cell office:value-type="float" office:value="-39.75">
                <text:p>-39.75</text:p>
                <draw:g>
                  <svg:desc>Calibration.F14:Calibration.F20</svg:desc>
                </draw:g>
              </table:table-cell>
              <table:table-cell office:value-type="float" office:value="23.8294339622642">
                <text:p>23.8294339622642</text:p>
                <draw:g>
                  <svg:desc>Calibration.G14:Calibration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-39.675">
                <text:p>-39.675</text:p>
              </table:table-cell>
              <table:table-cell office:value-type="float" office:value="23.6390926275992">
                <text:p>23.6390926275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">
                <text:p>1050</text:p>
              </table:table-cell>
              <table:table-cell office:value-type="float" office:value="-39.925">
                <text:p>-39.925</text:p>
              </table:table-cell>
              <table:table-cell office:value-type="float" office:value="23.2109580463369">
                <text:p>23.2109580463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-40">
                <text:p>-40</text:p>
              </table:table-cell>
              <table:table-cell office:value-type="float" office:value="23.035">
                <text:p>23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-40.15">
                <text:p>-40.15</text:p>
              </table:table-cell>
              <table:table-cell office:value-type="float" office:value="22.6547945205479">
                <text:p>22.6547945205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-40.3">
                <text:p>-40.3</text:p>
              </table:table-cell>
              <table:table-cell office:value-type="float" office:value="22.065111662531">
                <text:p>22.065111662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-40.475">
                <text:p>-40.475</text:p>
              </table:table-cell>
              <table:table-cell office:value-type="float" office:value="21.6944471896232">
                <text:p>21.6944471896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